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397.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littl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FB_FOREIGN_ENDIAN</text:p>
          </table:table-cell>
          <table:table-cell office:value-type="string" calcext:value-type="string">
            <text:p>This menu will let you enable support for the framebuffers with non-native endianness (e.g. Little-Endian framebuffer on a Big-Endian machine). Most probably you don't have such hardware, so it's safe to say n here.</text:p>
          </table:table-cell>
          <table:table-cell table:number-columns-repeated="1022"/>
        </table:table-row>
        <table:table-row table:style-name="ro1">
          <table:table-cell office:value-type="string" calcext:value-type="string">
            <text:p>USB_OHCI_HCD_PPC_OF_LE</text:p>
          </table:table-cell>
          <table:table-cell office:value-type="string" calcext:value-type="string">
            <text:p>Enables support for little-endian USB controllers present on the OpenFirmware platform bus.</text:p>
          </table:table-cell>
          <table:table-cell table:number-columns-repeated="1022"/>
        </table:table-row>
        <table:table-row table:style-name="ro1">
          <table:table-cell office:value-type="string" calcext:value-type="string">
            <text:p>ARM_BIG_LITTLE_CPUIDLE</text:p>
          </table:table-cell>
          <table:table-cell office:value-type="string" calcext:value-type="string">
            <text:p>Select this option to enable CPU idle driver for big.LITTLE based ARM systems. Driver manages CPUs coordination through MCPM and define different C-states for little and big cores through the multiple CPU idle drivers infrastructure.</text:p>
          </table:table-cell>
          <table:table-cell table:number-columns-repeated="1022"/>
        </table:table-row>
        <table:table-row table:style-name="ro1">
          <table:table-cell office:value-type="string" calcext:value-type="string">
            <text:p>CAN_GRCAN</text:p>
          </table:table-cell>
          <table:table-cell office:value-type="string" calcext:value-type="string">
            <text:p>Say Y here if you want to use Aeroflex Gaisler GRCAN or GRHCAN. Note that the driver supports little endian, even though little endian syntheses of the cores would need some modifications on the hardware level to work.</text:p>
          </table:table-cell>
          <table:table-cell table:number-columns-repeated="1022"/>
        </table:table-row>
        <table:table-row table:style-name="ro1">
          <table:table-cell office:value-type="string" calcext:value-type="string">
            <text:p>ARM_BIG_LITTLE_CPUFREQ</text:p>
          </table:table-cell>
          <table:table-cell office:value-type="string" calcext:value-type="string">
            <text:p>This enables the Generic CPUfreq driver for ARM big.LITTLE platforms.</text:p>
          </table:table-cell>
          <table:table-cell table:number-columns-repeated="1022"/>
        </table:table-row>
        <table:table-row table:style-name="ro1">
          <table:table-cell office:value-type="string" calcext:value-type="string">
            <text:p>ARM_DT_BL_CPUFREQ</text:p>
          </table:table-cell>
          <table:table-cell office:value-type="string" calcext:value-type="string">
            <text:p>This enables probing via DT for Generic CPUfreq driver for ARM big.LITTLE platform. This gets frequency tables from DT.</text:p>
          </table:table-cell>
          <table:table-cell table:number-columns-repeated="1022"/>
        </table:table-row>
        <table:table-row table:style-name="ro1">
          <table:table-cell office:value-type="string" calcext:value-type="string">
            <text:p>ARM_VEXPRESS_SPC_CPUFREQ</text:p>
          </table:table-cell>
          <table:table-cell office:value-type="string" calcext:value-type="string">
            <text:p>This add the CPUfreq driver support for Versatile Express big.LITTLE platforms using SPC for power management.</text:p>
          </table:table-cell>
          <table:table-cell table:number-columns-repeated="1022"/>
        </table:table-row>
        <table:table-row table:style-name="ro1">
          <table:table-cell office:value-type="string" calcext:value-type="string">
            <text:p>ARM_SCPI_CPUFREQ</text:p>
          </table:table-cell>
          <table:table-cell office:value-type="string" calcext:value-type="string">
            <text:p>This adds the CPUfreq driver support for ARM big.LITTLE platforms using SCPI protocol for CPU power management. <text:s/>This driver uses SCPI Message Protocol driver to interact with the firmware providing the CPU DVFS functionality.</text:p>
          </table:table-cell>
          <table:table-cell table:number-columns-repeated="1022"/>
        </table:table-row>
        <table:table-row table:style-name="ro1">
          <table:table-cell office:value-type="string" calcext:value-type="string">
            <text:p>GCC_PLUGIN_LATENT_ENTROPY</text:p>
          </table:table-cell>
          <table:table-cell office:value-type="string" calcext:value-type="string">
            <text:p>By saying Y here the kernel will instrument some kernel code to extract some entropy from both original and artificially created program state. <text:s/>This will help especially embedded systems where there is little 'natural' source of entropy normally. <text:s/>The cost is some slowdown of the boot process (about 0.5%) and fork and irq processing. <text:s/>Note that entropy extracted this way is not cryptographically secure! <text:s/>This plugin was ported from grsecurity/PaX. More information at: <text:s/>* https://grsecurity.net/ <text:s/>* https://pax.grsecurity.net/</text:p>
          </table:table-cell>
          <table:table-cell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NO_HZ</text:p>
          </table:table-cell>
          <table:table-cell office:value-type="string" calcext:value-type="string">
            <text:p>This is the old config entry that enables dynticks idle. We keep it around for a little while to enforce backward compatibility with older config files.</text:p>
          </table:table-cell>
          <table:table-cell table:number-columns-repeated="1022"/>
        </table:table-row>
        <table:table-row table:style-name="ro1">
          <table:table-cell office:value-type="string" calcext:value-type="string">
            <text:p>SYN_COOKIES</text:p>
          </table:table-cell>
          <table:table-cell office:value-type="string" calcext:value-type="string">
            <text:p>Normal TCP/IP networking is open to an attack known as SYN flooding. This denial-of-service attack prevents legitimate remote users from being able to connect to your computer during an ongoing attack and requires very little work from the attacker, who can operate from anywhere on the Internet. <text:s/>SYN cookies provide protection against this type of attack. If you say Y here, the TCP/IP stack will use a cryptographic challenge protocol known as SYN cookies to enable legitimate users to continue to connect, even when your machine is under attack. There is no need for the legitimate users to change their TCP/IP software. SYN cookies work transparently to them. For technical information about SYN cookies, check out &lt;http://cr.yp.to/syncookies.html&gt;. <text:s/>If you are SYN flooded, the source address reported by the kernel is likely to have been forged by the attacker. it is only reported as an aid in tracing the packets to their actual source and should not be taken as absolute truth. <text:s/>SYN cookies may prevent correct error reporting on clients when the server is really overloaded. If this happens frequently better turn them off. <text:s/>If you say Y here, you can disable SYN cookies at run time by saying Y to /proc file system support and Sysctl support below and executing the command <text:s/>echo 0 &gt; /proc/sys/net/ipv4/tcp_syncookies <text:s/>after the /proc file system has been mounted. <text:s/>If unsure, say N.</text:p>
          </table:table-cell>
          <table:table-cell table:number-columns-repeated="1022"/>
        </table:table-row>
        <table:table-row table:style-name="ro1">
          <table:table-cell office:value-type="string" calcext:value-type="string">
            <text:p>JFS_DEBUG</text:p>
          </table:table-cell>
          <table:table-cell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CRYPTO_TEA</text:p>
          </table:table-cell>
          <table:table-cell office:value-type="string" calcext:value-type="string">
            <text:p>TEA cipher algorithm. <text:s/>Tiny Encryption Algorithm is a simple cipher that uses many rounds for security. <text:s/>It is very fast and uses little memory. <text:s/>Xtendend Tiny Encryption Algorithm is a modification to the TEA algorithm to address a potential key weakness in the TEA algorithm. <text:s/>Xtendend Encryption Tiny Algorithm is a mis-implementation of the XTEA algorithm for compatibility purposes.</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LITTLE_ENDIAN</text:p>
          </table:table-cell>
          <table:table-cell office:value-type="string" calcext:value-type="string">
            <text:p>Build a little endian kernel. <text:s/>Note that if cross compiling a little endian kernel, CROSS_COMPILE must point to a toolchain capable of targeting little endian powerpc.</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office:value-type="string" calcext:value-type="string">
            <text:p>DEBUG_ZBOOT</text:p>
          </table:table-cell>
          <table:table-cell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1">
          <table:table-cell office:value-type="string" calcext:value-type="string">
            <text:p>BMIPS_GENERIC</text:p>
          </table:table-cell>
          <table:table-cell office:value-type="string" calcext:value-type="string">
            <text:p>Build a generic DT-based kernel image that boots on select BCM33xx cable modem chips, BCM63xx DSL chips, and BCM7xxx set-top box chips. <text:s/>Note that CONFIG_CPU_BIG_ENDIAN/CONFIG_CPU_LITTLE_ENDIAN must be set appropriately for your board.</text:p>
          </table:table-cell>
          <table:table-cell table:number-columns-repeated="1022"/>
        </table:table-row>
        <table:table-row table:style-name="ro1">
          <table:table-cell office:value-type="string" calcext:value-type="string">
            <text:p>MIPS_RAW_APPENDED_DTB</text:p>
          </table:table-cell>
          <table:table-cell office:value-type="string" calcext:value-type="string">
            <text:p>With this option, the boot code will look for a device tree binary DTB) appended to raw vmlinux.bin or vmlinuz.bin. (e.g. cat vmlinux.bin &lt;filename&gt;.dtb &gt; vmlinux_w_dtb). <text:s/>This is meant as a backward compatibility convenience for those systems with a bootloader that can't be upgraded to accommodate the documented boot protocol using a device tree. <text:s/>Beware that there is very little in terms of protection against this option being confused by leftover garbage in memory that might look like a DTB header after a reboot if no actual DTB is appended to vmlinux.bin. <text:s/>Do not leave this option active in a production kernel if you don't intend to always append a DTB.</text:p>
          </table:table-cell>
          <table:table-cell table:number-columns-repeated="1022"/>
        </table:table-row>
        <table:table-row table:style-name="ro1">
          <table:table-cell office:value-type="string" calcext:value-type="string">
            <text:p>EXYNOS5420_MCPM</text:p>
          </table:table-cell>
          <table:table-cell office:value-type="string" calcext:value-type="string">
            <text:p>This is needed to provide CPU and cluster power management on Exynos5420 implementing big.LITTLE.</text:p>
          </table:table-cell>
          <table:table-cell table:number-columns-repeated="1022"/>
        </table:table-row>
        <table:table-row table:style-name="ro1">
          <table:table-cell office:value-type="string" calcext:value-type="string">
            <text:p>S3C_GPIO_SPACE</text:p>
          </table:table-cell>
          <table:table-cell office:value-type="string" calcext:value-type="string">
            <text:p>Add a number of spare GPIO entries between each bank for debugging purposes. This allows any problems where an counter overflows from one bank to another to be caught, at the expense of using a little more memory.</text:p>
          </table:table-cell>
          <table:table-cell table:number-columns-repeated="1022"/>
        </table:table-row>
        <table:table-row table:style-name="ro1">
          <table:table-cell office:value-type="string" calcext:value-type="string">
            <text:p>ARCH_VEXPRESS_DCSCB</text:p>
          </table:table-cell>
          <table:table-cell office:value-type="string" calcext:value-type="string">
            <text:p>Support for the Dual Cluster System Configuration Block (DCSCB). This is needed to provide CPU and cluster power management on RTSM implementing big.LITTLE.</text:p>
          </table:table-cell>
          <table:table-cell table:number-columns-repeated="1022"/>
        </table:table-row>
        <table:table-row table:style-name="ro1">
          <table:table-cell office:value-type="string" calcext:value-type="string">
            <text:p>ARCH_VEXPRESS_TC2_PM</text:p>
          </table:table-cell>
          <table:table-cell office:value-type="string" calcext:value-type="string">
            <text:p>Support for CPU and cluster power management on Versatile Express with a TC2 (A15x2 A7x3) big.LITTLE core tile.</text:p>
          </table:table-cell>
          <table:table-cell table:number-columns-repeated="1022"/>
        </table:table-row>
        <table:table-row table:style-name="ro1">
          <table:table-cell office:value-type="string" calcext:value-type="string">
            <text:p>MCPM</text:p>
          </table:table-cell>
          <table:table-cell office:value-type="string" calcext:value-type="string">
            <text:p>This option provides the common power management infrastructure for (multi-)cluster based systems, such as big.LITTLE based systems.</text:p>
          </table:table-cell>
          <table:table-cell table:number-columns-repeated="1022"/>
        </table:table-row>
        <table:table-row table:style-name="ro1">
          <table:table-cell office:value-type="string" calcext:value-type="string">
            <text:p>BIG_LITTLE</text:p>
          </table:table-cell>
          <table:table-cell office:value-type="string" calcext:value-type="string">
            <text:p>This option enables support selections for the big.LITTLE system architecture.</text:p>
          </table:table-cell>
          <table:table-cell table:number-columns-repeated="1022"/>
        </table:table-row>
        <table:table-row table:style-name="ro1">
          <table:table-cell office:value-type="string" calcext:value-type="string">
            <text:p>BL_SWITCHER</text:p>
          </table:table-cell>
          <table:table-cell office:value-type="string" calcext:value-type="string">
            <text:p>The big.LITTLE switcher provides the core functionality to transparently handle transition between a cluster of A15's and a cluster of A7's in a big.LITTLE system.</text:p>
          </table:table-cell>
          <table:table-cell table:number-columns-repeated="1022"/>
        </table:table-row>
        <table:table-row table:style-name="ro1">
          <table:table-cell office:value-type="string" calcext:value-type="string">
            <text:p>BL_SWITCHER_DUMMY_IF</text:p>
          </table:table-cell>
          <table:table-cell office:value-type="string" calcext:value-type="string">
            <text:p>This is a simple and dummy char dev interface to control the big.LITTLE switcher core code. <text:s/>It is meant for debugging purposes only.</text:p>
          </table:table-cell>
          <table:table-cell table:number-columns-repeated="1022"/>
        </table:table-row>
        <table:table-row table:style-name="ro1">
          <table:table-cell office:value-type="string" calcext:value-type="string">
            <text:p>THUMB2_AVOID_R_ARM_THM_JUMP11</text:p>
          </table:table-cell>
          <table:table-cell office:value-type="string" calcext:value-type="string">
            <text:p>Various binutils versions can resolve Thumb-2 branches to locally-defined, preemptible global symbols as short-range b.n branch instructions. <text:s/>This is a problem, because there's no guarantee the final destination of the symbol, or any candidate locations for a trampoline, are within range of the branch. <text:s/>For this reason, the kernel does not support fixing up the R_ARM_THM_JUMP11 (102) relocation in modules at all, and it makes little sense to add support. <text:s/>The symptom is that the kernel fails with an unsupported relocation error when loading some modules. <text:s/>Until fixed tools are available, passing -fno-optimize-sibling-calls to gcc should prevent gcc generating code which hits this problem, at the cost of a bit of extra runtime stack usage in some cases. <text:s/>The problem is described in more detail at: <text:s text:c="4"/>https://bugs.launchpad.net/binutils-linaro/+bug/725126 <text:s/>Only Thumb-2 kernels are affected. <text:s/>Unless you are sure your tools don't have this problem, say Y.</text:p>
          </table:table-cell>
          <table:table-cell table:number-columns-repeated="1022"/>
        </table:table-row>
        <table:table-row table:style-name="ro1">
          <table:table-cell office:value-type="string" calcext:value-type="string">
            <text:p>ARM_APPENDED_DTB</text:p>
          </table:table-cell>
          <table:table-cell office:value-type="string" calcext:value-type="string">
            <text:p>With this option, the boot code will look for a device tree binary (DTB) appended to zImage (e.g. cat zImage &lt;filename&gt;.dtb &gt; zImage_w_dtb). <text:s/>This is meant as a backward compatibility convenience for those systems with a bootloader that can't be upgraded to accommodate the documented boot protocol using a device tree. <text:s/>Beware that there is very little in terms of protection against this option being confused by leftover garbage in memory that might look like a DTB header after a reboot if no actual DTB is appended to zImage. <text:s/>Do not leave this option active in a production kernel if you don't intend to always append a DTB. <text:s/>Proper passing of the location into r2 of a bootloader provided DTB is always preferable to this option.</text:p>
          </table:table-cell>
          <table:table-cell table:number-columns-repeated="1022"/>
        </table:table-row>
        <table:table-row table:style-name="ro1">
          <table:table-cell table:style-name="Default" office:value-type="string" calcext:value-type="string">
            <text:p>DEBUG_DOUBLEFAULT</text:p>
          </table:table-cell>
          <table:table-cell table:style-name="Default" office:value-type="string" calcext:value-type="string">
            <text:p>If an exception is caused while executing code within the exception handler, the NMI handler, the reset vector, or in emulator mode, a double fault occurs. On the Blackfin, this is a unrecoverable event. You have two options: - RESET exactly when double fault occurs. The excepting <text:s text:c="2"/>instruction address is stored in RETX, where the next kernel <text:s text:c="2"/>boot will print it out. - Print debug message. This is much more error prone, although <text:s text:c="2"/>easier to handle. It is error prone since: <text:s text:c="2"/>- The excepting instruction is not committed. <text:s text:c="2"/>- All writebacks from the instruction are prevented. <text:s text:c="2"/>- The generated exception is not taken. <text:s text:c="2"/>- The EXCAUSE field is updated with an unrecoverable event <text:s text:c="2"/>The only way to check this is to see if EXCAUSE contains the <text:s text:c="2"/>unrecoverable event value at every exception return. By selecting <text:s text:c="2"/>this option, you are skipping over the faulting instruction, and <text:s text:c="3"/>hoping things stay together enough to print out a debug message. <text:s/>This does add a little kernel code, but is the only method to debug double faults - if unsure say Y</text:p>
          </table:table-cell>
          <table:table-cell table:style-name="Default"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17:32.8769545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7:19:38.457952355</dc:date>
    <meta:editing-duration>PT2M14S</meta:editing-duration>
    <meta:editing-cycles>5</meta:editing-cycles>
    <meta:document-statistic meta:table-count="1" meta:cell-count="70" meta:object-count="0"/>
  </office:meta>
</office:document-meta>
</file>